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9" draw:layer="layout" svg:width="4.335cm" svg:height="0.78cm" svg:x="2.08cm" svg:y="1.535cm">
          <text:p text:style-name="P1"><text:span text:style-name="T1">Start call initiation event</text:span></text:p>
        </draw:rect>
        <draw:rect draw:style-name="gr2" draw:text-style-name="P2" draw:id="id2" draw:layer="layout" svg:width="4.444cm" svg:height="1.27cm" svg:x="2.035cm" svg:y="5.58cm">
          <text:p text:style-name="P1"><text:span text:style-name="T1">Generate random call data</text:span></text:p>
        </draw:rect>
        <draw:custom-shape draw:style-name="gr3" draw:text-style-name="P2" draw:id="id7" draw:layer="layout" svg:width="5.715cm" svg:height="3.175cm" svg:x="10.525cm" svg:y="7.35cm">
          <text:p text:style-name="P1"><text:span text:style-name="T1"/></text:p>
          <text:p text:style-name="P1"><text:span text:style-name="T1">Try to claim</text:span></text:p>
          <text:p text:style-name="P1"><text:span text:style-name="T1">a channel from</text:span></text:p>
          <text:p text:style-name="P1"><text:span text:style-name="T1">the base station that currently</text:span></text:p>
          <text:p text:style-name="P1"><text:span text:style-name="T1">has the call within</text:span></text:p>
          <text:p text:style-name="P1"><text:span text:style-name="T1">its range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draw:id="id3" draw:layer="layout" svg:width="3.81cm" svg:height="1.27cm" svg:x="16.24cm" svg:y="10.525cm">
          <text:p text:style-name="P1"><text:span text:style-name="T1">Report blocked call</text:span></text:p>
        </draw:rect>
        <draw:rect draw:style-name="gr1" draw:text-style-name="P2" draw:id="id10" draw:layer="layout" svg:width="3.174cm" svg:height="0.78cm" svg:x="14.97cm" svg:y="20.54cm">
          <text:p text:style-name="P1"><text:span text:style-name="T1">End</text:span></text:p>
        </draw:rect>
        <draw:custom-shape draw:style-name="gr3" draw:text-style-name="P2" draw:id="id6" draw:layer="layout" svg:width="5.715cm" svg:height="2.54cm" svg:x="4.81cm" svg:y="10.525cm">
          <text:p text:style-name="P1"><text:span text:style-name="T1">The call will end</text:span></text:p>
          <text:p text:style-name="P1"><text:span text:style-name="T1">within the range of its</text:span></text:p>
          <text:p text:style-name="P1"><text:span text:style-name="T1">current base st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245cm" svg:y1="4.425cm" svg:x2="4.257cm" svg:y2="5.58cm" draw:start-shape="id1" draw:start-glue-point="2" draw:end-shape="id2" draw:end-glue-point="0" svg:d="m4245 4425v578h12v577">
          <text:p/>
        </draw:connector>
        <draw:rect draw:style-name="gr2" draw:text-style-name="P2" draw:id="id5" draw:layer="layout" svg:width="4.444cm" svg:height="1.51cm" svg:x="10.526cm" svg:y="13.46cm">
          <text:p text:style-name="P1"><text:span text:style-name="T1">Create new hangup event</text:span></text:p>
          <text:p text:style-name="P1"><text:span text:style-name="T1">and add to event queue</text:span></text:p>
        </draw:rect>
        <draw:connector draw:style-name="gr5" draw:text-style-name="P1" draw:layer="layout" svg:x1="18.145cm" svg:y1="11.795cm" svg:x2="16.557cm" svg:y2="17.51cm" draw:start-shape="id3" draw:start-glue-point="2" draw:end-shape="id4" draw:end-glue-point="0" svg:d="m18145 11795v2858h-1588v2857">
          <text:p/>
        </draw:connector>
        <draw:connector draw:style-name="gr5" draw:text-style-name="P1" draw:layer="layout" svg:x1="14.97cm" svg:y1="14.215cm" svg:x2="16.557cm" svg:y2="17.51cm" draw:start-shape="id5" draw:start-glue-point="1" draw:end-shape="id4" draw:end-glue-point="0" svg:d="m14970 14215h1587v3295">
          <text:p/>
        </draw:connector>
        <draw:connector draw:style-name="gr6" draw:text-style-name="P2" draw:layer="layout" svg:x1="10.523cm" svg:y1="11.794cm" svg:x2="12.748cm" svg:y2="13.46cm" draw:start-shape="id6" draw:start-glue-point="7" draw:end-shape="id5" draw:end-glue-point="0" svg:d="m10523 11794h2225v1666">
          <text:p text:style-name="P2"><text:span text:style-name="T1">Yes</text:span></text:p>
        </draw:connector>
        <draw:connector draw:style-name="gr6" draw:text-style-name="P2" draw:layer="layout" svg:x1="16.238cm" svg:y1="8.937cm" svg:x2="18.145cm" svg:y2="10.525cm" draw:start-shape="id7" draw:start-glue-point="7" draw:end-shape="id3" svg:d="m16238 8937h1907v1588">
          <text:p text:style-name="P1"><text:span text:style-name="T1">Failure</text:span></text:p>
        </draw:connector>
        <draw:connector draw:style-name="gr5" draw:text-style-name="P1" draw:layer="layout" svg:x1="6.479cm" svg:y1="6.215cm" svg:x2="13.381cm" svg:y2="7.35cm" draw:start-shape="id2" draw:start-glue-point="1" draw:end-shape="id7" draw:end-glue-point="4" svg:d="m6479 6215h6902v1135">
          <text:p/>
        </draw:connector>
        <draw:connector draw:style-name="gr6" draw:text-style-name="P2" draw:layer="layout" svg:x1="10.525cm" svg:y1="8.937cm" svg:x2="7.666cm" svg:y2="10.525cm" draw:start-shape="id7" draw:start-glue-point="5" draw:end-shape="id6" draw:end-glue-point="4" svg:d="m10525 8937h-2859v1588">
          <text:p text:style-name="P1"><text:span text:style-name="T1">Success</text:span></text:p>
        </draw:connector>
        <draw:rect draw:style-name="gr2" draw:text-style-name="P2" draw:id="id8" draw:layer="layout" svg:width="3.81cm" svg:height="1.905cm" svg:x="1.635cm" svg:y="15.3cm">
          <text:p text:style-name="P1"><text:span text:style-name="T1">Create new handover</text:span></text:p>
          <text:p text:style-name="P1"><text:span text:style-name="T1">event and add to</text:span></text:p>
          <text:p text:style-name="P1"><text:span text:style-name="T1">event queue</text:span></text:p>
        </draw:rect>
        <draw:connector draw:style-name="gr6" draw:text-style-name="P2" draw:layer="layout" svg:x1="4.81cm" svg:y1="11.794cm" svg:x2="3.54cm" svg:y2="15.3cm" draw:start-shape="id6" draw:start-glue-point="5" draw:end-shape="id8" svg:d="m4810 11794h-1270v3506">
          <text:p text:style-name="P1"><text:span text:style-name="T1">No</text:span></text:p>
        </draw:connector>
        <draw:connector draw:style-name="gr5" draw:text-style-name="P1" draw:layer="layout" svg:x1="5.445cm" svg:y1="16.252cm" svg:x2="16.557cm" svg:y2="17.51cm" draw:start-shape="id8" draw:start-glue-point="1" draw:end-shape="id4" draw:end-glue-point="0" svg:d="m5445 16252h11112v1258">
          <text:p/>
        </draw:connector>
        <draw:rect draw:style-name="gr4" draw:text-style-name="P2" draw:id="id1" draw:layer="layout" svg:width="3.81cm" svg:height="1.27cm" svg:x="2.34cm" svg:y="3.155cm">
          <text:p text:style-name="P1"><text:span text:style-name="T1">Report call started</text:span></text:p>
        </draw:rect>
        <draw:rect draw:style-name="gr2" draw:text-style-name="P2" draw:id="id4" draw:layer="layout" svg:width="4.445cm" svg:height="1.905cm" svg:x="14.335cm" svg:y="17.51cm">
          <text:p text:style-name="P1"><text:span text:style-name="T1">Create new call initiation</text:span></text:p>
          <text:p text:style-name="P1"><text:span text:style-name="T1">event and add to</text:span></text:p>
          <text:p text:style-name="P1"><text:span text:style-name="T1">event queue</text:span></text:p>
        </draw:rect>
        <draw:connector draw:style-name="gr5" draw:text-style-name="P1" draw:layer="layout" svg:x1="4.247cm" svg:y1="2.315cm" svg:x2="4.245cm" svg:y2="3.155cm" draw:start-shape="id9" draw:start-glue-point="2" draw:end-shape="id1" draw:end-glue-point="0" svg:d="m4247 2315v420h-2v420">
          <text:p/>
        </draw:connector>
        <draw:connector draw:style-name="gr5" draw:text-style-name="P1" draw:layer="layout" svg:x1="16.557cm" svg:y1="19.415cm" svg:x2="16.557cm" svg:y2="20.54cm" draw:start-shape="id4" draw:start-glue-point="2" draw:end-shape="id10" draw:end-glue-point="0" svg:d="m16557 19415v1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19:10:13.07</meta:creation-date>
    <dc:date>2009-10-08T19:17:52.85</dc:date>
    <meta:editing-duration>PT00H07M40S</meta:editing-duration>
    <meta:editing-cycles>1</meta:editing-cycles>
    <meta:document-statistic meta:object-count="21"/>
    <meta:generator>OpenOffice.org/3.0$Win32 OpenOffice.org_project/300m9$Build-9358</meta:generator>
  </office:meta>
</office:document-meta>
</file>